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otham" svg:font-family="Gotham, 'Helvetica Neue', Helvetica, Roboto, Arial, sans-serif"/>
    <style:font-face style:name="Lohit Devanagari1" svg:font-family="'Lohit Devanagari'"/>
    <style:font-face style:name="charter" svg:font-family="charter, Georgia, Cambria, 'Times New Roman', Times,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93dc" officeooo:paragraph-rsid="002193dc"/>
    </style:style>
    <style:style style:name="P2" style:family="paragraph" style:parent-style-name="Standard">
      <style:text-properties officeooo:rsid="00286160" officeooo:paragraph-rsid="00286160"/>
    </style:style>
    <style:style style:name="P3" style:family="paragraph" style:parent-style-name="Standard">
      <style:text-properties fo:font-variant="normal" fo:text-transform="none" fo:color="#0a0a0a" loext:opacity="100%" style:font-name="Gotham" fo:font-size="12pt" fo:letter-spacing="normal" fo:font-style="normal" fo:font-weight="normal" officeooo:rsid="003862e5" officeooo:paragraph-rsid="003862e5"/>
    </style:style>
    <style:style style:name="P4" style:family="paragraph" style:parent-style-name="Standard">
      <style:text-properties fo:font-variant="normal" fo:text-transform="none" fo:color="#0a0a0a" loext:opacity="100%" style:font-name="Times New Roman" fo:font-size="12pt" fo:letter-spacing="normal" fo:font-style="normal" fo:font-weight="normal" officeooo:rsid="003862e5" officeooo:paragraph-rsid="003862e5" style:font-size-asian="12pt" style:font-size-complex="12pt"/>
    </style:style>
    <style:style style:name="P5" style:family="paragraph" style:parent-style-name="Standard">
      <style:text-properties fo:font-variant="normal" fo:text-transform="none" style:font-name="Times New Roman" fo:font-size="12pt" fo:letter-spacing="normal" fo:font-style="normal" fo:font-weight="normal" officeooo:rsid="00286160" officeooo:paragraph-rsid="00286160" style:font-size-asian="12pt" style:font-size-complex="12pt"/>
    </style:style>
    <style:style style:name="P6" style:family="paragraph" style:parent-style-name="Standard">
      <style:paragraph-properties fo:orphans="2" fo:widows="2"/>
      <style:text-properties fo:font-variant="normal" fo:text-transform="none" style:font-name="Times New Roman" fo:font-size="12pt" fo:letter-spacing="normal" fo:font-style="normal" fo:font-weight="normal" style:font-size-asian="12pt" style:font-size-complex="12pt"/>
    </style:style>
    <style:style style:name="P7" style:family="paragraph" style:parent-style-name="Standard">
      <style:paragraph-properties fo:orphans="2" fo:widows="2"/>
      <style:text-properties fo:font-variant="normal" fo:text-transform="none" style:font-name="Times New Roman" fo:font-size="12pt" fo:letter-spacing="normal" fo:font-style="normal" fo:font-weight="normal" officeooo:rsid="003005a1" officeooo:paragraph-rsid="003005a1" style:font-size-asian="12pt" style:font-size-complex="12pt"/>
    </style:style>
    <style:style style:name="P8" style:family="paragraph" style:parent-style-name="Standard">
      <style:text-properties fo:font-variant="normal" fo:text-transform="none" fo:color="#242729" loext:opacity="100%" style:font-name="Times New Roman" fo:font-size="12pt" fo:letter-spacing="normal" fo:font-style="normal" fo:font-weight="normal" officeooo:paragraph-rsid="0033abf5" style:font-size-asian="12pt" style:font-size-complex="12pt"/>
    </style:style>
    <style:style style:name="P9" style:family="paragraph" style:parent-style-name="Standard">
      <style:text-properties fo:font-variant="normal" fo:text-transform="none" fo:color="#242729" loext:opacity="100%" style:font-name="Times New Roman" fo:font-size="12pt" fo:letter-spacing="normal" fo:font-style="normal" fo:font-weight="normal" officeooo:paragraph-rsid="00368b63" style:font-size-asian="12pt" style:font-size-complex="12pt"/>
    </style:style>
    <style:style style:name="P10" style:family="paragraph" style:parent-style-name="Standard">
      <style:text-properties fo:font-variant="normal" fo:text-transform="none" fo:color="#242729" loext:opacity="100%" style:font-name="Times New Roman" fo:font-size="12pt" fo:letter-spacing="normal" fo:font-style="normal" fo:font-weight="normal" officeooo:rsid="00368b63" officeooo:paragraph-rsid="00368b63" style:font-size-asian="12pt" style:font-size-complex="12pt"/>
    </style:style>
    <style:style style:name="P11" style:family="paragraph" style:parent-style-name="Standard">
      <style:text-properties fo:font-variant="normal" fo:text-transform="none" fo:color="#242729" loext:opacity="100%" style:font-name="Times New Roman" fo:font-size="12pt" fo:letter-spacing="normal" fo:font-style="normal" fo:font-weight="normal" officeooo:rsid="003862e5" officeooo:paragraph-rsid="003862e5" style:font-size-asian="12pt" style:font-size-complex="12pt"/>
    </style:style>
    <style:style style:name="P12" style:family="paragraph" style:parent-style-name="Standard">
      <style:text-properties style:font-name="Times New Roman" fo:font-size="12pt" officeooo:rsid="001ff14b" officeooo:paragraph-rsid="001ff14b" style:font-size-asian="12pt" style:font-size-complex="12pt"/>
    </style:style>
    <style:style style:name="P13" style:family="paragraph" style:parent-style-name="Standard">
      <style:text-properties style:font-name="Times New Roman" fo:font-size="12pt" officeooo:paragraph-rsid="002193dc" style:font-size-asian="12pt" style:font-size-complex="12pt"/>
    </style:style>
    <style:style style:name="P14" style:family="paragraph" style:parent-style-name="Standard">
      <style:text-properties style:font-name="Times New Roman" fo:font-size="12pt" officeooo:rsid="002193dc" officeooo:paragraph-rsid="002193dc" style:font-size-asian="12pt" style:font-size-complex="12pt"/>
    </style:style>
    <style:style style:name="P15" style:family="paragraph" style:parent-style-name="Standard">
      <style:text-properties style:font-name="Times New Roman" fo:font-size="12pt" officeooo:rsid="00319c48" officeooo:paragraph-rsid="00319c48" style:font-size-asian="12pt" style:font-size-complex="12pt"/>
    </style:style>
    <style:style style:name="P16" style:family="paragraph" style:parent-style-name="Standard">
      <style:text-properties style:font-name="Times New Roman" fo:font-size="12pt" officeooo:rsid="00276777" officeooo:paragraph-rsid="00276777" style:font-size-asian="12pt" style:font-size-complex="12pt"/>
    </style:style>
    <style:style style:name="P17" style:family="paragraph" style:parent-style-name="Standard">
      <style:text-properties style:font-name="Times New Roman" fo:font-size="12pt" officeooo:rsid="00286160" officeooo:paragraph-rsid="00286160" style:font-size-asian="12pt" style:font-size-complex="12pt"/>
    </style:style>
    <style:style style:name="P18" style:family="paragraph" style:parent-style-name="Standard">
      <style:text-properties style:font-name="Times New Roman" fo:font-size="12pt" officeooo:rsid="002a3737" officeooo:paragraph-rsid="002a3737" style:font-size-asian="12pt" style:font-size-complex="12pt"/>
    </style:style>
    <style:style style:name="P19" style:family="paragraph" style:parent-style-name="Standard">
      <style:text-properties style:font-name="Times New Roman" fo:font-size="12pt" officeooo:rsid="002e91bd" officeooo:paragraph-rsid="002e91bd" style:font-size-asian="12pt" style:font-size-complex="12pt"/>
    </style:style>
    <style:style style:name="P20" style:family="paragraph" style:parent-style-name="Standard">
      <style:text-properties style:font-name="Times New Roman" fo:font-size="12pt" officeooo:paragraph-rsid="0033abf5" style:font-size-asian="12pt" style:font-size-complex="12pt"/>
    </style:style>
    <style:style style:name="P21" style:family="paragraph" style:parent-style-name="Text_20_body">
      <style:text-properties fo:font-variant="normal" fo:text-transform="none" fo:color="#292929" loext:opacity="100%" style:font-name="charter" fo:font-size="15.75pt" fo:letter-spacing="normal" fo:font-style="normal" fo:font-weight="normal" officeooo:rsid="00402a68" officeooo:paragraph-rsid="00402a68" style:font-size-asian="12pt" style:font-size-complex="12pt"/>
    </style:style>
    <style:style style:name="P22" style:family="paragraph" style:parent-style-name="Text_20_body">
      <style:text-properties fo:font-variant="normal" fo:text-transform="none" fo:color="#292929" loext:opacity="100%" style:font-name="Times New Roman" fo:font-size="12pt" fo:letter-spacing="normal" fo:font-style="normal" fo:font-weight="normal" officeooo:rsid="003e88cb" officeooo:paragraph-rsid="003e88cb" style:font-size-asian="12pt" style:font-size-complex="12pt"/>
    </style:style>
    <style:style style:name="P23" style:family="paragraph" style:parent-style-name="Text_20_body">
      <style:text-properties fo:font-variant="normal" fo:text-transform="none" fo:color="#292929" loext:opacity="100%" style:font-name="Times New Roman" fo:font-size="12pt" fo:letter-spacing="normal" fo:font-style="normal" fo:font-weight="normal" officeooo:rsid="00402a68" officeooo:paragraph-rsid="00402a68" style:font-size-asian="12pt" style:font-size-complex="12pt"/>
    </style:style>
    <style:style style:name="P24" style:family="paragraph" style:parent-style-name="Text_20_body">
      <style:text-properties fo:font-variant="normal" fo:text-transform="none" fo:color="#292929" loext:opacity="100%" style:font-name="Times New Roman" fo:font-size="12pt" fo:letter-spacing="normal" fo:font-style="normal" fo:font-weight="normal" officeooo:rsid="00471ed4" officeooo:paragraph-rsid="00471ed4" style:font-size-asian="12pt" style:font-size-complex="12pt"/>
    </style:style>
    <style:style style:name="P25" style:family="paragraph" style:parent-style-name="Text_20_body">
      <style:text-properties fo:font-variant="normal" fo:text-transform="none" fo:color="#292929" loext:opacity="100%" style:font-name="Times New Roman" fo:font-size="12pt" fo:letter-spacing="normal" fo:font-style="normal" fo:font-weight="normal" officeooo:rsid="0048f286" officeooo:paragraph-rsid="0048f286" style:font-size-asian="12pt" style:font-size-complex="12pt"/>
    </style:style>
    <style:style style:name="P26" style:family="paragraph" style:parent-style-name="Text_20_body">
      <style:text-properties fo:font-variant="normal" fo:text-transform="none" fo:color="#292929" loext:opacity="100%" style:font-name="Times New Roman" fo:font-size="12pt" fo:letter-spacing="normal" fo:font-style="normal" fo:font-weight="normal" officeooo:rsid="0049af6a" officeooo:paragraph-rsid="0049af6a" style:font-size-asian="12pt" style:font-size-complex="12pt"/>
    </style:style>
    <style:style style:name="P27" style:family="paragraph" style:parent-style-name="Text_20_body">
      <style:text-properties fo:font-variant="normal" fo:text-transform="none" fo:color="#292929" loext:opacity="100%" style:font-name="Times New Roman" fo:font-size="12pt" fo:letter-spacing="normal" fo:font-style="normal" fo:font-weight="normal" officeooo:rsid="0049af6a" officeooo:paragraph-rsid="004e9053" style:font-size-asian="12pt" style:font-size-complex="12pt"/>
    </style:style>
    <style:style style:name="P28" style:family="paragraph" style:parent-style-name="Text_20_body">
      <style:text-properties fo:font-variant="normal" fo:text-transform="none" fo:color="#292929" loext:opacity="100%" style:font-name="Times New Roman" fo:font-size="12pt" fo:letter-spacing="normal" fo:font-style="normal" fo:font-weight="normal" officeooo:rsid="0053815e" officeooo:paragraph-rsid="0053815e" style:font-size-asian="12pt" style:font-size-complex="12pt"/>
    </style:style>
    <style:style style:name="P29" style:family="paragraph" style:parent-style-name="Text_20_body">
      <style:text-properties fo:font-variant="normal" fo:text-transform="none" fo:color="#292929" loext:opacity="100%" style:font-name="Times New Roman" fo:font-size="12pt" fo:letter-spacing="normal" fo:font-style="normal" fo:font-weight="normal" officeooo:rsid="00541770" officeooo:paragraph-rsid="00541770" style:font-size-asian="12pt" style:font-size-complex="12pt"/>
    </style:style>
    <style:style style:name="P30" style:family="paragraph" style:parent-style-name="Text_20_body">
      <style:text-properties fo:font-variant="normal" fo:text-transform="none" fo:color="#292929" loext:opacity="100%" style:font-name="Times New Roman" fo:font-size="12pt" fo:letter-spacing="normal" fo:font-style="normal" fo:font-weight="normal" officeooo:rsid="005464bb" officeooo:paragraph-rsid="005464bb" style:font-size-asian="12pt" style:font-size-complex="12pt"/>
    </style:style>
    <style:style style:name="P31" style:family="paragraph" style:parent-style-name="Text_20_body">
      <style:text-properties fo:font-variant="normal" fo:text-transform="none" fo:color="#0a0a0a" loext:opacity="100%" style:font-name="Times New Roman" fo:font-size="12pt" fo:letter-spacing="normal" fo:font-style="normal" fo:font-weight="normal" officeooo:rsid="003862e5" officeooo:paragraph-rsid="003862e5" style:font-size-asian="12pt" style:font-size-complex="12pt"/>
    </style:style>
    <style:style style:name="P32" style:family="paragraph" style:parent-style-name="Text_20_body">
      <style:text-properties fo:font-variant="normal" fo:text-transform="none" fo:color="#0a0a0a" loext:opacity="100%" style:font-name="Times New Roman" fo:font-size="12pt" fo:letter-spacing="normal" fo:font-style="normal" fo:font-weight="normal" officeooo:rsid="0039421e" officeooo:paragraph-rsid="0039421e" style:font-size-asian="12pt" style:font-size-complex="12pt"/>
    </style:style>
    <style:style style:name="P33" style:family="paragraph" style:parent-style-name="Text_20_body">
      <style:text-properties fo:font-variant="normal" fo:text-transform="none" fo:color="#252839" loext:opacity="100%" style:font-name="Times New Roman" fo:font-size="12pt" fo:letter-spacing="normal" fo:font-style="normal" fo:font-weight="normal" officeooo:rsid="0039421e" officeooo:paragraph-rsid="0039421e" style:font-size-asian="12pt" style:font-size-complex="12pt"/>
    </style:style>
    <style:style style:name="P34" style:family="paragraph" style:parent-style-name="Text_20_body">
      <style:text-properties fo:font-variant="normal" fo:text-transform="none" fo:color="#666666" loext:opacity="100%" style:font-name="Times New Roman" fo:font-size="12pt" fo:letter-spacing="normal" fo:font-style="normal" fo:font-weight="normal" officeooo:rsid="0039421e" officeooo:paragraph-rsid="0039421e" style:font-size-asian="12pt" style:font-size-complex="12pt"/>
    </style:style>
    <style:style style:name="P35" style:family="paragraph" style:parent-style-name="Text_20_body">
      <style:text-properties fo:font-variant="normal" fo:text-transform="none" fo:color="#231f20" loext:opacity="100%" style:font-name="Times New Roman" fo:font-size="12pt" fo:letter-spacing="normal" fo:font-style="normal" fo:font-weight="normal" officeooo:rsid="00402a68" officeooo:paragraph-rsid="00402a68" style:font-size-asian="12pt" style:font-size-complex="12pt"/>
    </style:style>
    <style:style style:name="P36" style:family="paragraph" style:parent-style-name="Text_20_body">
      <style:text-properties style:font-name="Times New Roman" fo:font-size="12pt" style:font-size-asian="12pt" style:font-size-complex="12pt"/>
    </style:style>
    <style:style style:name="P37" style:family="paragraph" style:parent-style-name="Text_20_body">
      <style:text-properties style:font-name="Times New Roman" fo:font-size="12pt" officeooo:rsid="003dd568" officeooo:paragraph-rsid="003dd568" style:font-size-asian="12pt" style:font-size-complex="12pt"/>
    </style:style>
    <style:style style:name="P38" style:family="paragraph" style:parent-style-name="Text_20_body">
      <style:text-properties style:font-name="Times New Roman" fo:font-size="12pt" officeooo:rsid="003e88cb" officeooo:paragraph-rsid="003e88cb" style:font-size-asian="12pt" style:font-size-complex="12pt"/>
    </style:style>
    <style:style style:name="P39" style:family="paragraph" style:parent-style-name="Text_20_body">
      <style:paragraph-properties fo:margin-left="0cm" fo:margin-right="0cm" style:line-height-at-least="0.847cm" fo:orphans="2" fo:widows="2" fo:text-indent="0cm" style:auto-text-indent="false"/>
    </style:style>
    <style:style style:name="P40" style:family="paragraph" style:parent-style-name="List_20_Heading">
      <style:text-properties fo:font-variant="normal" fo:text-transform="none" fo:color="#292929" loext:opacity="100%" style:font-name="Times New Roman" fo:font-size="12pt" fo:letter-spacing="normal" fo:font-style="normal" fo:font-weight="normal" officeooo:rsid="00402a68" officeooo:paragraph-rsid="00402a68" style:font-size-asian="12pt" style:font-size-complex="12pt"/>
    </style:style>
    <style:style style:name="P41" style:family="paragraph" style:parent-style-name="Standard">
      <style:text-properties style:font-name="Times New Roman" fo:font-size="12pt" officeooo:rsid="005793ca" officeooo:paragraph-rsid="005793ca" style:font-size-asian="12pt" style:font-size-complex="12pt"/>
    </style:style>
    <style:style style:name="T1" style:family="text">
      <style:text-properties officeooo:rsid="002193dc"/>
    </style:style>
    <style:style style:name="T2" style:family="text">
      <style:text-properties fo:font-variant="normal" fo:text-transform="none" fo:color="#0d5ba6" loext:opacity="100%" fo:letter-spacing="normal" fo:font-style="normal" fo:font-weight="normal" fo:background-color="transparent" loext:char-shading-value="0" loext:padding="0cm" loext:border="none"/>
    </style:style>
    <style:style style:name="T3" style:family="text">
      <style:text-properties fo:font-variant="normal" fo:text-transform="none" fo:color="#595959" loext:opacity="100%" style:font-name="Times New Roman" fo:font-size="12pt" fo:letter-spacing="normal" fo:font-style="normal" fo:font-weight="normal" style:font-size-asian="12pt" style:font-size-complex="12pt"/>
    </style:style>
    <style:style style:name="T4" style:family="text">
      <style:text-properties fo:font-variant="normal" fo:text-transform="none" fo:color="#595959" loext:opacity="100%" style:font-name="Times New Roman" fo:font-size="12pt" fo:letter-spacing="normal" fo:font-style="normal" fo:font-weight="normal" fo:background-color="transparent" loext:char-shading-value="0" style:font-size-asian="12pt" style:font-size-complex="12pt" loext:padding="0cm" loext:border="none"/>
    </style:style>
    <style:style style:name="T5" style:family="text">
      <style:text-properties fo:font-variant="normal" fo:text-transform="none" fo:color="#595959" loext:opacity="100%" style:font-name="Times New Roman" fo:font-size="12pt" fo:letter-spacing="normal" style:font-size-asian="12pt" style:font-size-complex="12pt"/>
    </style:style>
    <style:style style:name="T6" style:family="text">
      <style:text-properties fo:font-variant="normal" fo:text-transform="none" fo:color="#242729" loext:opacity="100%" fo:letter-spacing="normal" fo:font-style="normal" fo:font-weight="normal"/>
    </style:style>
    <style:style style:name="T7" style:family="text">
      <style:text-properties fo:font-variant="normal" fo:text-transform="none" fo:color="#292929" loext:opacity="100%" fo:letter-spacing="normal" fo:font-style="normal" fo:font-weight="normal"/>
    </style:style>
    <style:style style:name="T8" style:family="text">
      <style:text-properties fo:font-variant="normal" fo:text-transform="none" fo:color="#292929" loext:opacity="100%" style:font-name="Times New Roman" fo:font-size="12pt" fo:font-style="normal" fo:font-weight="normal" style:font-size-asian="12pt" style:font-size-complex="12pt"/>
    </style:style>
    <style:style style:name="T9" style:family="text">
      <style:text-properties fo:font-variant="normal" fo:text-transform="none" fo:color="#292929" loext:opacity="100%" style:font-name="Times New Roman" fo:font-size="12pt" fo:font-style="normal" style:text-underline-style="solid" style:text-underline-width="auto" style:text-underline-color="font-color" fo:font-weight="normal" style:font-size-asian="12pt" style:font-size-complex="12pt"/>
    </style:style>
    <style:style style:name="T10" style:family="text">
      <style:text-properties fo:color="#595959" loext:opacity="100%" style:font-name="Times New Roman" fo:font-size="12pt" fo:letter-spacing="normal" fo:background-color="transparent" loext:char-shading-value="0" style:font-size-asian="12pt" style:font-size-complex="12pt" loext:padding="0cm" loext:border="none"/>
    </style:style>
    <style:style style:name="T11" style:family="text">
      <style:text-properties fo:color="#595959" loext:opacity="100%" style:font-name="Times New Roman" fo:font-size="12pt" fo:letter-spacing="normal" fo:font-weight="normal" fo:background-color="transparent" loext:char-shading-value="0" style:font-size-asian="12pt" style:font-size-complex="12pt" loext:padding="0cm" loext:border="none"/>
    </style:style>
    <style:style style:name="T12" style:family="text">
      <style:text-properties officeooo:rsid="0033abf5"/>
    </style:style>
    <style:style style:name="T13" style:family="text">
      <style:text-properties officeooo:rsid="003da950"/>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a3737" style:font-size-asian="12pt" style:font-size-complex="12pt"/>
    </style:style>
    <style:style style:name="T16" style:family="text">
      <style:text-properties style:font-name="Times New Roman" fo:font-size="12pt" officeooo:rsid="002c1d9b" style:font-size-asian="12pt" style:font-size-complex="12pt"/>
    </style:style>
    <style:style style:name="T17" style:family="text">
      <style:text-properties style:font-name="Times New Roman" fo:font-size="12pt" fo:font-weight="bold"/>
    </style:style>
    <style:style style:name="T18" style:family="text">
      <style:text-properties style:font-name="Times New Roman" style:font-size-asian="12pt" style:font-size-complex="12pt"/>
    </style:style>
    <style:style style:name="T19" style:family="text">
      <style:text-properties style:font-name="Times New Roman"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Modular arch</text:p>
      <text:p text:style-name="P12"/>
      <text:p text:style-name="P12">Project Research </text:p>
      <text:p text:style-name="P12"/>
      <text:p text:style-name="P13"><text:span text:style-name="T1">1. </text:span><text:bookmark text:name="citation"/><text:span text:style-name="T2">Design of personnel big data management system based on blockchain.</text:span></text:p>
      <text:p text:style-name="P1"><text:span text:style-name="T3">Chen, Jian</text:span><text:span text:style-name="T4">1</text:span><text:span text:style-name="T5"> </text:span><text:span text:style-name="T3">(AUTHOR)</text:span><text:span text:style-name="T14"><text:line-break/></text:span><text:span text:style-name="T3">Lv, Zhihan</text:span><text:span text:style-name="T4">1</text:span><text:span text:style-name="T5"> </text:span><text:span text:style-name="T3">(AUTHOR)</text:span><text:span text:style-name="Citation"><text:span text:style-name="T10"> </text:span></text:span><text:span text:style-name="Citation"><text:span text:style-name="T11">lvzhihan@gmail.com</text:span></text:span><text:span text:style-name="T14"><text:line-break/></text:span><text:span text:style-name="T3">Song, Houbing</text:span><text:span text:style-name="T4">2</text:span><text:span text:style-name="T5"> </text:span><text:span text:style-name="T3">(AUTHOR)</text:span></text:p>
      <text:p text:style-name="P12"/>
      <text:p text:style-name="P14">Information p0rovides the cornerstone for doing business</text:p>
      <text:p text:style-name="P14"/>
      <text:p text:style-name="P14">if such data is tampered with or leaked, it will cause irreparable serious damage</text:p>
      <text:p text:style-name="P14"/>
      <text:p text:style-name="P14">the blockchain is limited by its own shortcomings such as small storage space and slow synchronization time.</text:p>
      <text:p text:style-name="P14"/>
      <text:p text:style-name="P14">Developed a prototype system with monitoring, verified the feasibility of applying blockchain to data storage</text:p>
      <text:p text:style-name="P14"/>
      <text:p text:style-name="P14"/>
      <text:p text:style-name="P14">why you worked on the project</text:p>
      <text:p text:style-name="P14"/>
      <text:p text:style-name="P14">To develop my skills i recently completed a project using react.</text:p>
      <text:p text:style-name="P14"/>
      <text:p text:style-name="P14"/>
      <text:p text:style-name="P14">High Tail document management system is 36 dolars per month</text:p>
      <text:p text:style-name="P14"/>
      <text:p text:style-name="P14">Functionalities</text:p>
      <text:p text:style-name="P14">Storage, collaboration, security </text:p>
      <text:p text:style-name="P15">how much money is lost due to fraudulent paoper less</text:p>
      <text:p text:style-name="P15">30% of companies have loss due to fraudulent documents</text:p>
      <text:p text:style-name="P15"/>
      <text:p text:style-name="P15">2 different themes</text:p>
      <text:p text:style-name="P15"/>
      <text:p text:style-name="P16">Honour is knowledge by asking for it</text:p>
      <text:p text:style-name="P16"/>
      <text:p text:style-name="P17">Two top things in the market research that supports your benefit</text:p>
      <text:p text:style-name="P17"/>
      <text:p text:style-name="P17">Get set for theme for your presentation</text:p>
      <text:p text:style-name="P17"/>
      <text:p text:style-name="P17"/>
      <text:p text:style-name="P5">Market research :</text:p>
      <text:p text:style-name="P6">2 top things that support the benefits </text:p>
      <text:p text:style-name="P7">pixelplex</text:p>
      <text:p text:style-name="P17"/>
      <text:p text:style-name="P17"/>
      <text:p text:style-name="P2"><text:a xlink:type="simple" xlink:href="https://www.doc-it.com/products/packages-pricing/" text:style-name="Internet_20_link" text:visited-style-name="Visited_20_Internet_20_Link"><text:span text:style-name="T14">https://www.doc-it.com/products/packages-pricing/</text:span></text:a><text:span text:style-name="T14"> <text:s/></text:span><text:span text:style-name="T15">16 dollar per license</text:span></text:p>
      <text:p text:style-name="P17"/>
      <text:p text:style-name="P2"><text:a xlink:type="simple" xlink:href="https://www.egnyte.com/pricing" text:style-name="Internet_20_link" text:visited-style-name="Visited_20_Internet_20_Link"><text:span text:style-name="T14">https://www.egnyte.com/pricing</text:span></text:a><text:span text:style-name="T14"> </text:span><text:span text:style-name="T16">20 fdollars for 10-100 users per month</text:span></text:p>
      <text:p text:style-name="P17"><text:soft-page-break/></text:p>
      <text:p text:style-name="P18">sharepoint</text:p>
      <text:p text:style-name="P18"/>
      <text:p text:style-name="P18">google drive</text:p>
      <text:p text:style-name="P18"/>
      <text:p text:style-name="P18">dropbox</text:p>
      <text:p text:style-name="P18"/>
      <text:p text:style-name="P18"/>
      <text:p text:style-name="P19">Efficiently monitoring document repository through blockchain’s inherent property of immutability</text:p>
      <text:p text:style-name="P19"/>
      <text:p text:style-name="P19">Doing comparative analysis is tricky as my focus is on detecting modification and tampering While other servuces have features such as collaboration, storage, </text:p>
      <text:p text:style-name="P19"/>
      <text:p text:style-name="P19">Other forensic means have been used to check document modification</text:p>
      <text:p text:style-name="P19"/>
      <text:p text:style-name="P20"><text:span text:style-name="T12">Kind of like performing </text:span><text:span text:style-name="T6">forensic file activity</text:span></text:p>
      <text:p text:style-name="P8"/>
      <text:p text:style-name="P8">detect a file that has been put into my file system </text:p>
      <text:p text:style-name="P8"/>
      <text:p text:style-name="P8"/>
      <text:p text:style-name="P20"><text:span text:style-name="T6">White Paper 2019-</text:span>482.solutions | distributed digital transformation-https://482.solutions/wp-content/uploads/2020/01/docmans_eng.pdf</text:p>
      <text:p text:style-name="P8">Transparency increasing</text:p>
      <text:p text:style-name="P8">EDMS can provide the ability to track the document status, which is important for the documentation with which various departments of the company or public sector departments work. Moreover, using this approach, when introducing special functionality, it can be traceable when and who had access to the document or made changes to it</text:p>
      <text:p text:style-name="P8"/>
      <text:p text:style-name="P8">It is worth noting that the blockchain implementation guarantees the immutability of data by persons not entitled to it, through the use of encryption. Only the “owner” of private keys has the right to change data, without these keys writing to the registry is impossible. Thus, a document management system using blockchain technology is able to establish a trusted working environment with the protection of confidential data from third parties, as well as establish communication channels between partners and interacting departments. Due to the distributed storage of information, hackers are deprived of the chance to carry out an attack on such systems, as well as documents are protected from falsification, since all those who have access to read it cannot make changes.</text:p>
      <text:p text:style-name="P8"/>
      <text:p text:style-name="P8"/>
      <text:p text:style-name="P8">Blockchain technology guarantees the immutability and authenticity of data and also makes impossible their hidden change. Since the data is immutable, we can always establish a true file owner and get the history of its changes</text:p>
      <text:p text:style-name="P8"/>
      <text:p text:style-name="P9">The MVP version of the solution.</text:p>
      <text:p text:style-name="P9"/>
      <text:p text:style-name="P9">The following functionality is included in the MVP version of the solution:</text:p>
      <text:p text:style-name="P9"/>
      <text:p text:style-name="P9"><text:s/>The file owner, when selecting a file, sees all its versions. The file owner has the ability to download any previous file version and compare the changes. </text:p>
      <text:p text:style-name="P9">The file owner can delete the final version of the file available to him. </text:p>
      <text:p text:style-name="P9"><text:soft-page-break/>The user can search among the files available to him. </text:p>
      <text:p text:style-name="P9">The user has the ability to receive notifications about actions with files that he has access to. </text:p>
      <text:p text:style-name="P9"/>
      <text:p text:style-name="P10">Conclusion</text:p>
      <text:p text:style-name="P10">Existing document management systems, although they have undergone significant changes in recent years, and also contributed to the optimization of many processes, are still not perfected and have many vulnerabilities. </text:p>
      <text:p text:style-name="P10"/>
      <text:p text:style-name="P10">In turn, blockchain technology in conjunction with IPFS provides a safe and functional solution that allows establishing smooth operation with important documents within companies and government agencies. At the same time, the proposed system has undeniable advantages, since users of such a solution are provided with a trusted and secure working environment where no one can affect the reliability of the data, as well as deliberately capture them</text:p>
      <text:p text:style-name="P10"/>
      <text:p text:style-name="P10"/>
      <text:p text:style-name="P11">It overcomes the so and so issues in the existing solutions for </text:p>
      <text:p text:style-name="P11"/>
      <text:p text:style-name="P11"/>
      <text:p text:style-name="P11"/>
      <text:p text:style-name="P4">detect duplicate information</text:p>
      <text:p text:style-name="P4"/>
      <text:p text:style-name="P3"><text:span text:style-name="T18">we can </text:span><text:span text:style-name="Strong_20_Emphasis"><text:span text:style-name="T19">instantly verify the location of a particular document, who created it and when it was last modified, detecting any attempt to manipulate it</text:span></text:span><text:span text:style-name="T18">. </text:span></text:p>
      <text:p text:style-name="P4"/>
      <text:p text:style-name="P4">This is possible thanks to a unique fingerprint for each element that we introduce in the chain (an ID generated by algorithms) that allows us to identify each file within our perimeter of action. </text:p>
      <text:p text:style-name="P4"/>
      <text:p text:style-name="P4"/>
      <text:p text:style-name="P31">This information is also accesible to any partner of the organization authorized to do so – which provides maximum transparency in document processes – and we will also be able to obtain the relevant approvals established in our work processes.</text:p>
      <text:p text:style-name="P31"/>
      <text:p text:style-name="P31">the Public Administration can use the blockchain to ensure the integrity of public tenders without having to assume the documentary custody of the bids presented,</text:p>
      <text:p text:style-name="P31"/>
      <text:p text:style-name="P31"/>
      <text:p text:style-name="P32">DocFlow</text:p>
      <text:p text:style-name="P33">Comply with GDPR at all times</text:p>
      <text:p text:style-name="P33">Exclude all intermediaries</text:p>
      <text:p text:style-name="P34">Financial documents are the essential media by which information is exchanged between parties involved in different types of transactions, including loan approvals, insurance and others. The information in these documents is relied upon to make decisions that in some cases involve large amounts of capital and risk.</text:p>
      <text:p text:style-name="P36"><text:soft-page-break/></text:p>
      <text:p text:style-name="P36"><text:span text:style-name="T13">Cypress Data Defense – How to prevent data tampering in your business</text:span><text:line-break/><text:span text:style-name="T13">Data tampering prevention is an increasing concern for security leaders and businesses around the world.</text:span></text:p>
      <text:p text:style-name="P36"/>
      <text:p text:style-name="P37">One of the most critocal assets of an organization is data and it is among the top priuorities of businesses to prevent its tampering.</text:p>
      <text:p text:style-name="P37"/>
      <text:p text:style-name="P37"/>
      <text:p text:style-name="P38">It is important to prevent data tampering and enforce better security in organizations</text:p>
      <text:p text:style-name="P38"/>
      <text:p text:style-name="P38">Market research</text:p>
      <text:p text:style-name="P38">According to the National Health Services (NHS), they lost $100 million to the WannaCry ransomware attack. <text:span text:style-name="T7">cyberattacks such as ransomware often involve some kind of data tampering. Attackers maliciously modifies files including logs files to cover tracks.</text:span></text:p>
      <text:p text:style-name="P22"/>
      <text:p text:style-name="P22">How long will it take you to detect you have become a victim of data tampering?</text:p>
      <text:p text:style-name="P22">Can you trace the attack back or secure data</text:p>
      <text:p text:style-name="P22"/>
      <text:p text:style-name="P22">According to Coveware, the average amount of ransom demand increased to $84,116 in the last quarter of 2019. Are you willing to lose that.?</text:p>
      <text:p text:style-name="P22"/>
      <text:p text:style-name="P22">Data tampering can have far-reaching, severe consequences on an organization.</text:p>
      <text:p text:style-name="P22"/>
      <text:p text:style-name="P23">Two most important steps toi contain the damage due to data tampering is to quickly detect the modification and to maintain backups </text:p>
      <text:p text:style-name="P23"/>
      <text:p text:style-name="P23">Data Tampering Prevention</text:p>
      <text:p text:style-name="P23">File Integrity Monitoring</text:p>
      <text:p text:style-name="P23"/>
      <text:p text:style-name="P23"><text:soft-page-break/>File integrity monitoring is a powerful security technique to secure business data and IT infrastructure against both known and unknown threats. FIM is the process of monitoring files to check if any changes have been made.</text:p>
      <text:p text:style-name="P23"/>
      <text:p text:style-name="P23"/>
      <text:p text:style-name="P23">While the impact of data tampering varies depending on the business value of the data compromised, it is more likely to cause severe damage to enterprises.</text:p>
      <text:p text:style-name="P23"/>
      <text:p text:style-name="P23">We can help you run security audits to ensure that your organization is secure from data tampering attacks and help you implement a sound, robust security model.</text:p>
      <text:p text:style-name="P23"/>
      <text:p text:style-name="P35">FIM can generate alerts to ensure further investigation, and if necessary, remediation, takes place</text:p>
      <text:p text:style-name="P23"/>
      <text:p text:style-name="P23">FIM, which is a type of change auditing, verifies and validates these files by comparing the latest versions of them to a known, trusted “baseline.”</text:p>
      <text:p text:style-name="P23"/>
      <text:p text:style-name="P40">Meeting Compliance Mandates</text:p>
      <text:p text:style-name="P23"/>
      <text:p text:style-name="P23">4. File Integrity Monitoring (FIM)</text:p>
      <text:p text:style-name="P23">File integrity monitoring is a powerful security technique to secure business data and IT infrastructure against both known and unknown threats. FIM is the process of monitoring files to check if any changes have been made.</text:p>
      <text:p text:style-name="P23">How does this technology help with data tampering prevention?</text:p>
      <text:p text:style-name="P23">It assesses system files and generates a cryptographic checksum as a baseline. Then, the FIM repeatedly recalculates the checksum of the same resources, compares it to the baseline, and if it detects changes, it generates a security alert.</text:p>
      <text:p text:style-name="P23">FIM systems typically monitor user credentials, privileges, identities, operating systems, configuration files, application files, and encryption key stores.</text:p>
      <text:p text:style-name="P23">FIM systems are resource-intensive, especially while dealing with large amounts of data and those that change frequently. That said, it’s crucial to monitor files that are more vulnerable to cyberattacks or are confidential so that you invest your resources efficiently.</text:p>
      <text:p text:style-name="P23"/>
      <text:p text:style-name="P21"><text:bookmark text:name="8653"/><text:span text:style-name="Strong_20_Emphasis"><text:span text:style-name="T17">About Author:</text:span></text:span></text:p>
      <text:p text:style-name="P39"><text:bookmark text:name="9e0f"/><text:soft-page-break/><text:span text:style-name="T8">Steve Kosten is a Principal Security Consultant at </text:span><text:a xlink:type="simple" xlink:href="https://www.cypressdatadefense.com/" text:style-name="Internet_20_link" text:visited-style-name="Visited_20_Internet_20_Link"><text:span text:style-name="T9">Cypress Data Defense</text:span></text:a><text:span text:style-name="T8"> and an instructor for the SANS DEV541 Secure Coding in Java/JEE: Developing Defensible Applications course.</text:span></text:p>
      <text:p text:style-name="P23"/>
      <text:p text:style-name="P23"/>
      <text:p text:style-name="P23">A large number of media reports reveal that certain authorized workers in enterprises, companies, or government agencies modify or delete the service data for malicious purposes.</text:p>
      <text:p text:style-name="P23"/>
      <text:p text:style-name="P24">Solutions</text:p>
      <text:p text:style-name="P24">back up your solutions</text:p>
      <text:p text:style-name="P24">market research</text:p>
      <text:p text:style-name="P24">call to action</text:p>
      <text:p text:style-name="P24"/>
      <text:p text:style-name="P24"/>
      <text:p text:style-name="P25">Record hash signatures for documents within a repo on a private HLF networks</text:p>
      <text:p text:style-name="P25">Check at fixed intervals to see whether files have been modified</text:p>
      <text:p text:style-name="P26">If any changes have been made, it will throw a notification and inform the user.</text:p>
      <text:p text:style-name="P26"/>
      <text:p text:style-name="P26">Set up HLF networksChaincode</text:p>
      <text:p text:style-name="P26">Backend service</text:p>
      <text:p text:style-name="P26">React Front end</text:p>
      <text:p text:style-name="P26">Run the App</text:p>
      <text:p text:style-name="P26"/>
      <text:p text:style-name="P27">The hash of each document in our document management system (document hash)</text:p>
      <text:p text:style-name="P27">The hash of the file tree diagram of the entire document management system (file tree hash (FTH))</text:p>
      <text:p text:style-name="P27">The hash of the last modified time (MTH) of all the documents we are monitoring</text:p>
      <text:p text:style-name="P28">Calculate FTH and MTH every 5secs</text:p>
      <text:p text:style-name="P29">If it doesnt match, then a change has occured</text:p>
      <text:p text:style-name="P29">It will also calculate and validate the hash of each individual file in our document storage to identify the tampered files and display these to the user.</text:p>
      <text:p text:style-name="P29"/>
      <text:p text:style-name="P29"><text:soft-page-break/></text:p>
      <text:p text:style-name="P30">Index.js to deploy and instantiate chaincode required by peer commands</text:p>
      <text:p text:style-name="P30">lib contains smart contract code</text:p>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otham" svg:font-family="Gotham, 'Helvetica Neue', Helvetica, Roboto, Arial, sans-serif"/>
    <style:font-face style:name="Lohit Devanagari1" svg:font-family="'Lohit Devanagari'"/>
    <style:font-face style:name="charter" svg:font-family="charter, Georgia, Cambria, 'Times New Roman', Times,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2T17:11:52.066362008</meta:creation-date>
    <dc:date>2021-04-21T13:59:13.204600470</dc:date>
    <meta:editing-duration>PT22H2M32S</meta:editing-duration>
    <meta:editing-cycles>23</meta:editing-cycles>
    <meta:generator>LibreOffice/7.0.5.2$Linux_X86_64 LibreOffice_project/00$Build-2</meta:generator>
    <meta:document-statistic meta:table-count="0" meta:image-count="0" meta:object-count="0" meta:page-count="7" meta:paragraph-count="102" meta:word-count="1526" meta:character-count="9825" meta:non-whitespace-character-count="8382"/>
    <meta:user-defined meta:name="Mendeley Citation Style_1">http://www.zotero.org/styles/apa</meta:user-defined>
    <meta:user-defined meta:name="Mendeley Document_1">True</meta:user-defined>
    <meta:user-defined meta:name="Mendeley Unique User Id_1">81e3d612-8190-352f-ad32-7129b7234dc9</meta:user-defined>
  </office:meta>
</office:document-meta>
</file>